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header="false" presentation:display-footer="false" presentation:display-page-number="false" presentation:display-date-time="false"/>
    </style:style>
    <style:style style:name="gr11" style:family="graphic">
      <style:graphic-properties style:protect="size"/>
    </style:style>
    <style:style style:name="gr32" style:family="graphic" style:parent-style-name="standard">
      <style:graphic-properties draw:stroke="none" draw:fill="none" draw:textarea-horizontal-align="center" draw:textarea-vertical-align="top" draw:auto-grow-height="false" draw:fit-to-size="false" fo:padding-top="0.125cm" fo:padding-bottom="0.125cm" fo:padding-left="0cm" fo:padding-right="0.051cm" fo:wrap-option="wrap"/>
    </style:style>
    <style:style style:name="pr5" style:family="presentation" style:parent-style-name="Default-title">
      <style:graphic-properties draw:stroke="none" draw:fill="none" draw:fill-color="#ffffff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6" style:family="presentation" style:parent-style-name="Default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Default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3" style:family="paragraph">
      <style:paragraph-properties fo:margin-left="0cm" fo:margin-right="0cm" fo:margin-top="0cm" fo:margin-bottom="0cm" fo:text-align="center" text:enable-numbering="false" fo:text-indent="0cm" style:punctuation-wrap="hanging"/>
      <style:text-properties fo:color="#006666" fo:hyphenate="false"/>
    </style:style>
    <style:style style:name="P6" style:family="paragraph">
      <style:paragraph-properties fo:margin-left="0cm" fo:margin-right="0cm" fo:text-indent="0cm" style:writing-mode="lr-tb" style:font-independent-line-spacing="true"/>
      <style:text-properties fo:color="#006666" fo:font-size="18pt"/>
    </style:style>
    <style:style style:name="P7" style:family="paragraph">
      <style:paragraph-properties fo:margin-left="0cm" fo:margin-right="0cm" fo:margin-top="0cm" fo:margin-bottom="0cm" fo:text-align="start" text:enable-numbering="true" fo:text-indent="0cm" style:punctuation-wrap="hanging"/>
      <style:text-properties fo:color="#00cccc" fo:font-size="32pt" style:font-size-asian="32pt" style:font-size-complex="32pt" fo:hyphenate="false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color="#00cccc" fo:font-size="32pt" style:font-size-asian="32pt" style:font-size-complex="32pt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text-align="start" text:enable-numbering="false" fo:text-indent="0cm" style:punctuation-wrap="hanging"/>
      <style:text-properties fo:hyphenate="false"/>
    </style:style>
    <style:style style:name="P17" style:family="paragraph"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text-align="center" text:enable-numbering="false" fo:text-indent="0cm" style:punctuation-wrap="hanging"/>
      <style:text-properties fo:color="#006666" fo:font-size="50pt" style:font-size-asian="50pt" style:font-size-complex="50pt" fo:hyphenate="false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color="#006666" fo:font-size="50pt" style:font-size-asian="50pt" style:font-size-complex="50pt"/>
    </style:style>
    <style:style style:name="P20" style:family="paragraph">
      <style:paragraph-properties fo:margin-left="0cm" fo:margin-right="0cm" fo:margin-top="0cm" fo:margin-bottom="0cm" fo:text-align="center" text:enable-numbering="false" fo:text-indent="0cm" style:punctuation-wrap="hanging"/>
      <style:text-properties fo:hyphenate="false"/>
    </style:style>
    <style:style style:name="P22" style:family="paragraph">
      <style:paragraph-properties fo:margin-left="1.2cm" fo:margin-right="0cm" fo:margin-top="0cm" fo:margin-bottom="0cm" fo:text-align="start" text:enable-numbering="true" fo:text-indent="-0.6cm" style:punctuation-wrap="hanging"/>
      <style:text-properties fo:hyphenate="false"/>
    </style:style>
    <style:style style:name="P25" style:family="paragraph">
      <style:paragraph-properties fo:margin-left="0cm" fo:margin-right="0.127cm" fo:margin-top="0.127cm" fo:margin-bottom="0cm" fo:line-height="100%" fo:text-align="center" text:enable-numbering="false" fo:text-indent="0cm" style:punctuation-wrap="hanging"/>
      <style:text-properties fo:hyphenate="false"/>
    </style:style>
    <style:style style:name="P29" style:family="paragraph">
      <style:paragraph-properties fo:margin-left="0cm" fo:margin-right="0.127cm" fo:margin-top="0.127cm" fo:margin-bottom="0cm" fo:line-height="100%" fo:text-align="center" text:enable-numbering="true" fo:text-indent="0cm" style:punctuation-wrap="hanging"/>
      <style:text-properties fo:hyphenate="false"/>
    </style:style>
    <style:style style:name="P30" style:family="paragraph">
      <style:paragraph-properties fo:margin-left="0cm" fo:margin-right="0.127cm" fo:margin-top="0.127cm" fo:margin-bottom="0cm" fo:line-height="100%" fo:text-align="start" text:enable-numbering="false" fo:text-indent="0cm" style:punctuation-wrap="hanging"/>
      <style:text-properties fo:hyphenate="false"/>
    </style:style>
    <style:style style:name="P33" style:family="paragraph">
      <style:paragraph-properties fo:text-align="center" style:writing-mode="lr-tb" style:font-independent-line-spacing="true"/>
      <style:text-properties fo:font-size="18pt"/>
    </style:style>
    <style:style style:name="T4" style:family="text">
      <style:text-properties fo:color="#006666" fo:font-family="Calibri" fo:font-size="50pt" fo:letter-spacing="normal" fo:font-style="normal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color="#00cccc" fo:font-family="Calibri" fo:font-size="32pt" fo:letter-spacing="normal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fo:font-family="+mn-lt" fo:font-size="18pt" fo:letter-spacing="normal" fo:font-style="normal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1" style:family="text">
      <style:text-properties fo:color="#006666" fo:font-family="Calibri" fo:font-size="44pt" fo:letter-spacing="normal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color="#00cccc" fo:font-family="Calibri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color="#000000" fo:font-family="Constantia" fo:font-size="26pt" fo:letter-spacing="normal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color="#006666" fo:font-family="Calibri" style:font-style-name="Regular" style:font-family-generic="swiss" style:font-pitch="variable" fo:font-size="44pt" fo:letter-spacing="normal" fo:font-style="normal" fo:font-weight="normal" style:font-family-asian="Calibri" style:font-style-name-asian="Regular" style:font-family-generic-asian="swiss" style:font-pitch-asian="variable" style:font-size-asian="44pt" style:font-style-asian="normal" style:font-weight-asian="normal" style:font-family-complex="Calibri" style:font-style-name-complex="Regular" style:font-family-generic-complex="swiss" style:font-pitch-complex="variable" style:font-size-complex="44pt" style:font-style-complex="normal" style:font-weight-complex="normal"/>
    </style:style>
    <style:style style:name="T28" style:family="text">
      <style:text-properties fo:color="#00cccc" fo:font-family="Calibri" style:font-style-name="Regular" style:font-family-generic="swiss" style:font-pitch="variable" fo:font-size="28pt" fo:letter-spacing="normal" fo:font-style="normal" fo:font-weight="normal" style:font-family-asian="Calibri" style:font-style-name-asian="Regular" style:font-family-generic-asian="swiss" style:font-pitch-asian="variable" style:font-size-asian="28pt" style:font-style-asian="normal" style:font-weight-asian="normal" style:font-family-complex="Calibri" style:font-style-name-complex="Regular" style:font-family-generic-complex="swiss" style:font-pitch-complex="variable" style:font-size-complex="28pt" style:font-style-complex="normal" style:font-weight-complex="normal"/>
    </style:style>
    <style:style style:name="T31" style:family="text">
      <style:text-properties fo:color="#000000" fo:font-family="Constantia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text:list-style style:name="L3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Ø"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5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9" style:family="drawing-page">
      <style:drawing-page-properties presentation:background-visible="true" presentation:background-objects-visible="true" presentation:display-header="false" presentation:display-footer="false" presentation:display-page-number="false" presentation:display-date-time="false"/>
    </style:style>
    <style:style style:name="gr73" style:family="graphic" style:parent-style-name="standard">
      <style:graphic-properties draw:stroke="none" draw:fill="none" draw:textarea-horizontal-align="center" draw:textarea-vertical-align="top" draw:auto-grow-height="false" draw:fit-to-size="false" fo:padding-top="0.125cm" fo:padding-bottom="0.125cm" fo:padding-left="0cm" fo:padding-right="0.051cm" fo:wrap-option="wrap"/>
    </style:style>
    <style:style style:name="gr75" style:family="graphic">
      <style:graphic-properties style:protect="size"/>
    </style:style>
    <style:style style:name="pr64" style:family="presentation" style:parent-style-name="Default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6" style:family="presentation" style:parent-style-name="Default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79" style:family="presentation" style:parent-style-name="Default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60" style:family="paragraph">
      <style:paragraph-properties fo:margin-left="0cm" fo:margin-right="0cm" fo:margin-top="0cm" fo:margin-bottom="0cm" fo:text-align="center" text:enable-numbering="false" fo:text-indent="0cm" style:punctuation-wrap="hanging"/>
      <style:text-properties fo:hyphenate="false"/>
    </style:style>
    <style:style style:name="P62" style:family="paragraph">
      <style:paragraph-properties fo:margin-left="3.6cm" fo:margin-right="0cm" fo:margin-top="0cm" fo:margin-bottom="0cm" fo:text-align="start" text:enable-numbering="true" fo:text-indent="-0.6cm" style:punctuation-wrap="hanging"/>
      <style:text-properties fo:hyphenate="false"/>
    </style:style>
    <style:style style:name="P65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66" style:family="paragraph">
      <style:paragraph-properties fo:margin-left="0cm" fo:margin-right="0.127cm" fo:margin-top="0.127cm" fo:margin-bottom="0cm" fo:line-height="100%" fo:text-align="center" text:enable-numbering="false" fo:text-indent="0cm" style:punctuation-wrap="hanging"/>
      <style:text-properties fo:hyphenate="false"/>
    </style:style>
    <style:style style:name="P70" style:family="paragraph">
      <style:paragraph-properties fo:margin-left="0cm" fo:margin-right="0.127cm" fo:margin-top="0.127cm" fo:margin-bottom="0cm" fo:line-height="100%" fo:text-align="center" text:enable-numbering="true" fo:text-indent="0cm" style:punctuation-wrap="hanging"/>
      <style:text-properties fo:hyphenate="false"/>
    </style:style>
    <style:style style:name="P71" style:family="paragraph">
      <style:paragraph-properties fo:margin-left="0cm" fo:margin-right="0.127cm" fo:margin-top="0.127cm" fo:margin-bottom="0cm" fo:line-height="100%" fo:text-align="start" text:enable-numbering="false" fo:text-indent="0cm" style:punctuation-wrap="hanging"/>
      <style:text-properties fo:hyphenate="false"/>
    </style:style>
    <style:style style:name="P74" style:family="paragraph">
      <style:paragraph-properties fo:text-align="center" style:writing-mode="lr-tb" style:font-independent-line-spacing="true"/>
      <style:text-properties fo:font-size="18pt"/>
    </style:style>
    <style:style style:name="P77" style:family="paragraph">
      <style:paragraph-properties fo:margin-left="0cm" fo:margin-right="0cm" fo:margin-top="0cm" fo:margin-bottom="0cm" fo:text-align="start" text:enable-numbering="false" fo:text-indent="0cm" style:punctuation-wrap="hanging"/>
      <style:text-properties fo:hyphenate="false"/>
    </style:style>
    <style:style style:name="P80" style:family="paragraph"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T61" style:family="text">
      <style:text-properties fo:color="#006666" fo:font-family="Calibri" fo:font-size="44pt" fo:letter-spacing="normal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63" style:family="text">
      <style:text-properties fo:color="#00cccc" fo:font-family="Calibri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7" style:family="text">
      <style:text-properties fo:color="#000000" fo:font-family="Constantia" fo:font-size="26pt" fo:letter-spacing="normal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8" style:family="text">
      <style:text-properties fo:color="#006666" fo:font-family="Calibri" style:font-style-name="Regular" style:font-family-generic="swiss" style:font-pitch="variable" fo:font-size="44pt" fo:letter-spacing="normal" fo:font-style="normal" fo:font-weight="normal" style:font-family-asian="Calibri" style:font-style-name-asian="Regular" style:font-family-generic-asian="swiss" style:font-pitch-asian="variable" style:font-size-asian="44pt" style:font-style-asian="normal" style:font-weight-asian="normal" style:font-family-complex="Calibri" style:font-style-name-complex="Regular" style:font-family-generic-complex="swiss" style:font-pitch-complex="variable" style:font-size-complex="44pt" style:font-style-complex="normal" style:font-weight-complex="normal"/>
    </style:style>
    <style:style style:name="T69" style:family="text">
      <style:text-properties fo:color="#00cccc" fo:font-family="Calibri" style:font-style-name="Regular" style:font-family-generic="swiss" style:font-pitch="variable" fo:font-size="28pt" fo:letter-spacing="normal" fo:font-style="normal" fo:font-weight="normal" style:font-family-asian="Calibri" style:font-style-name-asian="Regular" style:font-family-generic-asian="swiss" style:font-pitch-asian="variable" style:font-size-asian="28pt" style:font-style-asian="normal" style:font-weight-asian="normal" style:font-family-complex="Calibri" style:font-style-name-complex="Regular" style:font-family-generic-complex="swiss" style:font-pitch-complex="variable" style:font-size-complex="28pt" style:font-style-complex="normal" style:font-weight-complex="normal"/>
    </style:style>
    <style:style style:name="T72" style:family="text">
      <style:text-properties fo:color="#000000" fo:font-family="Constantia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color="#000000" fo:font-family="+mn-lt" fo:font-size="18pt" fo:letter-spacing="normal" fo:font-style="normal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5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9">
      <text:list-level-style-bullet text:level="1" text:bullet-char="Ø"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0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06" style:family="drawing-page">
      <style:drawing-page-properties presentation:background-visible="true" presentation:background-objects-visible="true" presentation:display-header="false" presentation:display-footer="false" presentation:display-page-number="false" presentation:display-date-time="false"/>
    </style:style>
    <style:style style:name="gr120" style:family="graphic" style:parent-style-name="standard">
      <style:graphic-properties draw:stroke="none" draw:fill="none" draw:textarea-horizontal-align="center" draw:textarea-vertical-align="top" draw:auto-grow-height="false" draw:fit-to-size="false" fo:padding-top="0.125cm" fo:padding-bottom="0.125cm" fo:padding-left="0cm" fo:padding-right="0.051cm" fo:wrap-option="wrap"/>
    </style:style>
    <style:style style:name="gr122" style:family="graphic">
      <style:graphic-properties style:protect="size"/>
    </style:style>
    <style:style style:name="pr111" style:family="presentation" style:parent-style-name="Default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23" style:family="presentation" style:parent-style-name="Default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26" style:family="presentation" style:parent-style-name="Default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07" style:family="paragraph">
      <style:paragraph-properties fo:margin-left="0cm" fo:margin-right="0cm" fo:margin-top="0cm" fo:margin-bottom="0cm" fo:text-align="center" text:enable-numbering="false" fo:text-indent="0cm" style:punctuation-wrap="hanging"/>
      <style:text-properties fo:hyphenate="false"/>
    </style:style>
    <style:style style:name="P109" style:family="paragraph">
      <style:paragraph-properties fo:margin-left="3.6cm" fo:margin-right="0cm" fo:margin-top="0cm" fo:margin-bottom="0cm" fo:text-align="start" text:enable-numbering="true" fo:text-indent="-0.6cm" style:punctuation-wrap="hanging"/>
      <style:text-properties fo:hyphenate="false"/>
    </style:style>
    <style:style style:name="P112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13" style:family="paragraph">
      <style:paragraph-properties fo:margin-left="0cm" fo:margin-right="0.127cm" fo:margin-top="0.127cm" fo:margin-bottom="0cm" fo:line-height="100%" fo:text-align="center" text:enable-numbering="false" fo:text-indent="0cm" style:punctuation-wrap="hanging"/>
      <style:text-properties fo:hyphenate="false"/>
    </style:style>
    <style:style style:name="P117" style:family="paragraph">
      <style:paragraph-properties fo:margin-left="0cm" fo:margin-right="0.127cm" fo:margin-top="0.127cm" fo:margin-bottom="0cm" fo:line-height="100%" fo:text-align="center" text:enable-numbering="true" fo:text-indent="0cm" style:punctuation-wrap="hanging"/>
      <style:text-properties fo:hyphenate="false"/>
    </style:style>
    <style:style style:name="P118" style:family="paragraph">
      <style:paragraph-properties fo:margin-left="0cm" fo:margin-right="0.127cm" fo:margin-top="0.127cm" fo:margin-bottom="0cm" fo:line-height="100%" fo:text-align="start" text:enable-numbering="false" fo:text-indent="0cm" style:punctuation-wrap="hanging"/>
      <style:text-properties fo:hyphenate="false"/>
    </style:style>
    <style:style style:name="P121" style:family="paragraph">
      <style:paragraph-properties fo:text-align="center" style:writing-mode="lr-tb" style:font-independent-line-spacing="true"/>
      <style:text-properties fo:font-size="18pt"/>
    </style:style>
    <style:style style:name="P124" style:family="paragraph">
      <style:paragraph-properties fo:margin-left="0cm" fo:margin-right="0cm" fo:margin-top="0cm" fo:margin-bottom="0cm" fo:text-align="start" text:enable-numbering="false" fo:text-indent="0cm" style:punctuation-wrap="hanging"/>
      <style:text-properties fo:hyphenate="false"/>
    </style:style>
    <style:style style:name="P127" style:family="paragraph"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T108" style:family="text">
      <style:text-properties fo:color="#006666" fo:font-family="Calibri" fo:font-size="44pt" fo:letter-spacing="normal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10" style:family="text">
      <style:text-properties fo:color="#00cccc" fo:font-family="Calibri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4" style:family="text">
      <style:text-properties fo:color="#000000" fo:font-family="Constantia" fo:font-size="26pt" fo:letter-spacing="normal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5" style:family="text">
      <style:text-properties fo:color="#006666" fo:font-family="Calibri" style:font-style-name="Regular" style:font-family-generic="swiss" style:font-pitch="variable" fo:font-size="44pt" fo:letter-spacing="normal" fo:font-style="normal" fo:font-weight="normal" style:font-family-asian="Calibri" style:font-style-name-asian="Regular" style:font-family-generic-asian="swiss" style:font-pitch-asian="variable" style:font-size-asian="44pt" style:font-style-asian="normal" style:font-weight-asian="normal" style:font-family-complex="Calibri" style:font-style-name-complex="Regular" style:font-family-generic-complex="swiss" style:font-pitch-complex="variable" style:font-size-complex="44pt" style:font-style-complex="normal" style:font-weight-complex="normal"/>
    </style:style>
    <style:style style:name="T116" style:family="text">
      <style:text-properties fo:color="#00cccc" fo:font-family="Calibri" style:font-style-name="Regular" style:font-family-generic="swiss" style:font-pitch="variable" fo:font-size="28pt" fo:letter-spacing="normal" fo:font-style="normal" fo:font-weight="normal" style:font-family-asian="Calibri" style:font-style-name-asian="Regular" style:font-family-generic-asian="swiss" style:font-pitch-asian="variable" style:font-size-asian="28pt" style:font-style-asian="normal" style:font-weight-asian="normal" style:font-family-complex="Calibri" style:font-style-name-complex="Regular" style:font-family-generic-complex="swiss" style:font-pitch-complex="variable" style:font-size-complex="28pt" style:font-style-complex="normal" style:font-weight-complex="normal"/>
    </style:style>
    <style:style style:name="T119" style:family="text">
      <style:text-properties fo:color="#000000" fo:font-family="Constantia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5" style:family="text">
      <style:text-properties fo:color="#000000" fo:font-family="+mn-lt" fo:font-size="18pt" fo:letter-spacing="normal" fo:font-style="normal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0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6">
      <text:list-level-style-bullet text:level="1" text:bullet-char="Ø"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5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53" style:family="drawing-page">
      <style:drawing-page-properties presentation:background-visible="true" presentation:background-objects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dp1" draw:id="pageid1" draw:master-page-name="Default" presentation:presentation-page-layout-name="ALT0">
        <draw:frame draw:name="Title 1" presentation:style-name="pr5" draw:text-style-name="P6" draw:layer="layout" svg:width="21.809cm" svg:height="4.444cm" svg:x="1.413cm" svg:y="2.242cm" presentation:class="title" presentation:user-transformed="true">
          <draw:text-box>
            <text:p text:style-name="P3"><text:span text:style-name="T4">GlobalX Multibanking System</text:span></text:p>
          </draw:text-box>
        </draw:frame>
        <draw:frame draw:name="Subtitle 2" presentation:style-name="pr9" draw:text-style-name="P10" draw:layer="layout" svg:width="23.088cm" svg:height="4.867cm" svg:x="1.678cm" svg:y="6.564cm" presentation:class="subtitle" presentation:user-transformed="true">
          <draw:text-box>
            <text:list text:style-name="L37">
              <text:list-item>
                <text:p text:style-name="P7"><text:span text:style-name="T8">It is a web application</text:span></text:p>
              </text:list-item>
            </text:list>
            <text:list text:style-name="L37">
              <text:list-item>
                <text:p text:style-name="P7"><text:span text:style-name="T8">Managing all bank accounts using one system</text:span></text:p>
              </text:list-item>
            </text:list>
          </draw:text-box>
        </draw:frame>
        <presentation:notes draw:style-name="dp2">
          <draw:page-thumbnail draw:name="Slide Image Placeholder 1" draw:style-name="gr11" draw:layer="layout" svg:width="0.001cm" svg:height="0.001cm" svg:x="0cm" svg:y="0cm" draw:page-number="1" presentation:class="page"/>
          <draw:frame draw:name="Notes Placeholder 2" presentation:style-name="pr12" draw:text-style-name="P13" draw:layer="layout" svg:width="0.002cm" svg:height="0.002cm" svg:x="0cm" svg:y="0cm" presentation:class="notes">
            <draw:text-box/>
          </draw:frame>
          <draw:frame draw:name="Slide Number Placeholder 3" presentation:style-name="pr16" draw:text-style-name="P17" draw:layer="layout" svg:width="0.002cm" svg:height="0.002cm" svg:x="0cm" svg:y="0cm" presentation:class="page-number">
            <draw:text-box>
              <text:p text:style-name="P14"><text:span text:style-name="T15"><text:page-number>Number Field</text:page-number></text:span></text:p>
            </draw:text-box>
          </draw:frame>
        </presentation:notes>
      </draw:page>
      <draw:page draw:name="page2" draw:style-name="dp1" draw:id="pageid2" draw:master-page-name="Default" presentation:presentation-page-layout-name="ALT0">
        <draw:frame draw:name="Title 1" presentation:style-name="pr5" draw:text-style-name="P19" draw:layer="layout" svg:width="21.809cm" svg:height="4.444cm" svg:x="1.687cm" svg:y="2.54cm" presentation:class="title" presentation:user-transformed="true">
          <draw:text-box>
            <text:p text:style-name="P18"><text:span text:style-name="T4">Funds Transfer Module</text:span></text:p>
          </draw:text-box>
        </draw:frame>
        <draw:frame draw:name="Subtitle 2" presentation:style-name="pr9" draw:text-style-name="P10" draw:layer="layout" svg:width="21.818cm" svg:height="4.867cm" svg:x="1.678cm" svg:y="6.985cm" presentation:class="subtitle" presentation:user-transformed="true">
          <draw:text-box>
            <text:list text:style-name="L37">
              <text:list-item>
                <text:p text:style-name="P7"><text:span text:style-name="T8">Customer can add, view, update, delete <text:s text:c="2"/>payee details</text:span></text:p>
              </text:list-item>
            </text:list>
            <text:list text:style-name="L37">
              <text:list-item>
                <text:p text:style-name="P7"><text:span text:style-name="T8">Customer can transfer funds to payees</text:span></text:p>
              </text:list-item>
            </text:list>
          </draw:text-box>
        </draw:frame>
        <presentation:notes draw:style-name="dp2">
          <draw:page-thumbnail draw:name="Slide Image Placeholder 1" draw:style-name="gr11" draw:layer="layout" svg:width="0.001cm" svg:height="0.001cm" svg:x="0cm" svg:y="0cm" draw:page-number="2" presentation:class="page"/>
          <draw:frame draw:name="Notes Placeholder 2" presentation:style-name="pr12" draw:text-style-name="P13" draw:layer="layout" svg:width="0.002cm" svg:height="0.002cm" svg:x="0cm" svg:y="0cm" presentation:class="notes">
            <draw:text-box/>
          </draw:frame>
          <draw:frame draw:name="Slide Number Placeholder 3" presentation:style-name="pr16" draw:text-style-name="P17" draw:layer="layout" svg:width="0.002cm" svg:height="0.002cm" svg:x="0cm" svg:y="0cm" presentation:class="page-number">
            <draw:text-box>
              <text:p text:style-name="P14"><text:span text:style-name="T15"><text:page-number>Number Field</text:page-number></text:span></text:p>
            </draw:text-box>
          </draw:frame>
        </presentation:notes>
      </draw:page>
      <draw:page draw:name="page3" draw:style-name="dp105" draw:id="pageid3" draw:master-page-name="Default" presentation:presentation-page-layout-name="ALT0">
        <draw:frame draw:name="Subtitle 2" presentation:style-name="pr111" draw:text-style-name="P112" draw:layer="layout" svg:width="21.818cm" svg:height="7.118cm" svg:x="1.678cm" svg:y="10.028cm" presentation:class="subtitle" presentation:user-transformed="true">
          <draw:text-box>
            <text:list text:style-name="L105">
              <text:list-item>
                <text:p text:style-name="P107"><text:span text:style-name="T108"><text:s/></text:span><text:span text:style-name="T108">Payee Constraints</text:span></text:p>
              </text:list-item>
            </text:list>
            <text:list text:style-name="L105">
              <text:list-item>
                <text:p text:style-name="P107"><text:span text:style-name="T108"/></text:p>
              </text:list-item>
            </text:list>
            <text:list text:style-name="L10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09"><text:span text:style-name="T110">Should hold an active account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ubtitle 2" draw:style-name="gr120" draw:text-style-name="P121" draw:layer="layout" svg:width="21.818cm" svg:height="5.926cm" svg:x="1.482cm" svg:y="1.905cm">
          <draw:enhanced-geometry svg:viewBox="0 0 21600 21600" draw:type="rectangle" draw:extrusion-first-light-direction="(0 0 0)" draw:enhanced-path="M 0 0 L 21600 0 21600 21600 0 21600 0 0 Z N"/>
          <text:list text:style-name="L105">
            <text:list-item>
              <text:p text:style-name="P113"><text:span text:style-name="T114"><text:s text:c="4"/></text:span><text:span text:style-name="T115">Customer Constraints</text:span></text:p>
            </text:list-item>
          </text:list>
          <text:list text:style-name="L105">
            <text:list-item>
              <text:p text:style-name="P113"><text:span text:style-name="T116"/></text:p>
            </text:list-item>
          </text:list>
          <text:list text:style-name="L105">
            <text:list-item>
              <text:p text:style-name="P117"><text:span text:style-name="T116">Customer should be a registered user</text:span></text:p>
            </text:list-item>
          </text:list>
          <text:list text:style-name="L105">
            <text:list-item>
              <text:p text:style-name="P118"><text:span text:style-name="T119"/></text:p>
            </text:list-item>
          </text:list>
          <text:list text:style-name="L105">
            <text:list-item>
              <text:p text:style-name="P118"><text:span text:style-name="T114"/></text:p>
            </text:list-item>
          </text:list>
        </draw:custom-shape>
        <presentation:notes draw:style-name="dp106">
          <draw:page-thumbnail draw:name="Slide Image Placeholder 1" draw:style-name="gr122" draw:layer="layout" svg:width="0.001cm" svg:height="0.001cm" svg:x="0cm" svg:y="0cm" draw:page-number="3" presentation:class="page"/>
          <draw:frame draw:name="Notes Placeholder 2" presentation:style-name="pr123" draw:text-style-name="P112" draw:layer="layout" svg:width="0.002cm" svg:height="0.002cm" svg:x="0cm" svg:y="0cm" presentation:class="notes">
            <draw:text-box/>
          </draw:frame>
          <draw:frame draw:name="Slide Number Placeholder 3" presentation:style-name="pr126" draw:text-style-name="P127" draw:layer="layout" svg:width="0.002cm" svg:height="0.002cm" svg:x="0cm" svg:y="0cm" presentation:class="page-number">
            <draw:text-box>
              <text:p text:style-name="P124"><text:span text:style-name="T125"><text:page-number>Number Field</text:page-number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74a0" draw:end-color="#00c4cd" draw:start-intensity="100%" draw:end-intensity="100%" draw:angle="0" draw:border="0%"/>
    <draw:gradient draw:name="Gradient_20_8" draw:display-name="Gradient 8" draw:style="linear" draw:start-color="#00a0a8" draw:end-color="#008ab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Arial" style:font-family-generic="roman" style:font-pitch="variable" fo:font-size="18pt" fo:font-style="normal" fo:text-shadow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fo:font-family="Constantia" fo:font-size="18pt" fo:letter-spacing="normal" fo:language="en" fo:country="US" fo:font-style="normal" fo:text-shadow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 style:text-overline-style="none" style:text-overline-color="font-color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text:enable-numbering="true" style:punctuation-wrap="hanging"/>
      <style:text-properties fo:color="#000000" style:text-outline="false" fo:font-family="Constantia" fo:font-size="26pt" fo:letter-spacing="normal" fo:language="en" fo:country="US" fo:font-style="normal" fo:text-shadow="none" fo:font-weight="normal" style:letter-kerning="true" style:font-family-asian="'Arial Unicode MS'" style:font-family-generic-asian="system" style:font-pitch-asian="variable" style:font-size-asian="26pt" style:language-asian="en" style:country-asian="US" style:font-style-asian="normal" style:font-weight-asian="normal" style:font-family-complex="Mangal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fo:hyphenate="fals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fo:font-family="Constantia" fo:font-size="21pt" fo:letter-spacing="normal" fo:font-style="normal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fo:font-family="Constantia" fo:font-size="20pt" fo:letter-spacing="normal" fo:font-style="normal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fo:font-family="Constantia" fo:font-size="20pt" fo:letter-spacing="normal" fo:font-style="normal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dp128" style:family="drawing-page">
      <style:drawing-page-properties draw:background-size="border" draw:fill="non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36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gr138" style:family="graphic" style:parent-style-name="standard">
      <style:graphic-properties draw:stroke="none" svg:stroke-width="0.026cm" draw:stroke-linejoin="round" draw:fill="gradient" draw:fill-gradient-name="Gradient_20_8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gr139" style:family="graphic" style:parent-style-name="standard">
      <style:graphic-properties draw:stroke="solid" svg:stroke-width="0.03cm" svg:stroke-color="#008abf" svg:stroke-opacity="56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gr140" style:family="graphic" style:parent-style-name="standard">
      <style:graphic-properties draw:stroke="solid" svg:stroke-width="0.026cm" svg:stroke-color="#009dd9" svg:stroke-opacity="56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pr131" style:family="presentation" style:parent-style-name="backgroundobjects">
      <style:graphic-properties draw:stroke="none" draw:fill="none" draw:fill-color="#ffffff" draw:auto-grow-height="false" fo:min-height="1.397cm"/>
    </style:style>
    <style:style style:name="pr135" style:family="presentation" style:parent-style-name="backgroundobjects">
      <style:graphic-properties draw:stroke="none" draw:fill="none" draw:fill-color="#ffffff" draw:textarea-vertical-align="bottom" draw:auto-grow-height="false" fo:min-height="1.397cm"/>
    </style:style>
    <style:style style:name="pr143" style:family="presentation" style:parent-style-name="Default-title">
      <style:graphic-properties draw:stroke="none" draw:fill="none" draw:fill-color="#ffffff" draw:textarea-vertical-align="bottom" draw:auto-grow-height="false" draw:fit-to-size="false" fo:min-height="3.181cm" fo:padding-top="0cm" fo:padding-bottom="0cm" fo:padding-left="0.25cm" fo:padding-right="0.051cm" fo:wrap-option="wrap"/>
    </style:style>
    <style:style style:name="pr146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15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29" style:family="paragraph">
      <style:paragraph-properties fo:margin-left="0cm" fo:margin-right="0cm" text:enable-numbering="false" fo:text-indent="0cm"/>
    </style:style>
    <style:style style:name="P132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133" style:family="paragraph">
      <style:paragraph-properties fo:margin-left="0cm" fo:margin-right="0cm" fo:text-align="end" text:enable-numbering="false" fo:text-indent="0cm"/>
    </style:style>
    <style:style style:name="P13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137" style:family="paragraph">
      <style:paragraph-properties fo:text-align="center" style:writing-mode="lr-tb" style:font-independent-line-spacing="true"/>
      <style:text-properties fo:font-size="18pt"/>
    </style:style>
    <style:style style:name="P141" style:family="paragraph">
      <style:paragraph-properties fo:margin-left="0cm" fo:margin-right="0cm" fo:margin-top="0cm" fo:margin-bottom="0cm" fo:text-align="start" text:enable-numbering="false" fo:text-indent="0cm" style:punctuation-wrap="hanging"/>
      <style:text-properties fo:hyphenate="false"/>
    </style:style>
    <style:style style:name="P144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47" style:family="paragraph">
      <style:paragraph-properties fo:margin-left="0cm" fo:margin-right="0cm" fo:text-indent="0cm" style:writing-mode="lr-tb" style:font-independent-line-spacing="true"/>
      <style:text-properties fo:font-size="18pt" style:font-size-asian="14pt" style:font-size-complex="14pt"/>
    </style:style>
    <style:style style:name="P148" style:family="paragraph">
      <style:paragraph-properties fo:margin-left="0cm" fo:margin-right="0cm" fo:text-align="center" fo:text-indent="0cm" style:writing-mode="lr-tb" style:font-independent-line-spacing="true"/>
      <style:text-properties fo:font-size="18pt" style:font-size-asian="14pt" style:font-size-complex="14pt"/>
    </style:style>
    <style:style style:name="P149" style:family="paragraph">
      <style:paragraph-properties fo:margin-left="0cm" fo:margin-right="0cm" fo:text-align="end" fo:text-indent="0cm" style:writing-mode="lr-tb" style:font-independent-line-spacing="true"/>
      <style:text-properties fo:font-size="18pt" style:font-size-asian="14pt" style:font-size-complex="14pt"/>
    </style:style>
    <style:style style:name="T130" style:family="text">
      <style:text-properties fo:font-size="14pt" style:font-size-asian="14pt" style:font-size-complex="14pt"/>
    </style:style>
    <style:style style:name="T142" style:family="text">
      <style:text-properties fo:color="#50e0ea" fo:font-family="Calibri" fo:font-size="56pt" fo:letter-spacing="normal" fo:font-style="normal" fo:font-weight="bold" style:font-size-asian="56pt" style:font-style-asian="normal" style:font-weight-asian="bold" style:font-size-complex="56pt" style:font-style-complex="normal" style:font-weight-complex="bold"/>
    </style:style>
    <style:style style:name="T145" style:family="text">
      <style:text-properties fo:color="#000000" fo:font-family="Constantia" fo:font-size="18pt" fo:letter-spacing="normal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2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>
      <draw:page-thumbnail draw:layer="backgroundobjects" svg:width="9.294cm" svg:height="6.97cm" svg:x="1cm" svg:y="2.435cm" draw:page-number="32768"/>
      <draw:page-thumbnail draw:layer="backgroundobjects" svg:width="9.294cm" svg:height="6.97cm" svg:x="1cm" svg:y="10.483cm" draw:page-number="32768"/>
      <draw:page-thumbnail draw:layer="backgroundobjects" svg:width="9.294cm" svg:height="6.97cm" svg:x="1cm" svg:y="18.531cm" draw:page-number="32768"/>
      <draw:page-thumbnail draw:layer="backgroundobjects" svg:width="9.294cm" svg:height="6.97cm" svg:x="11.295cm" svg:y="2.435cm" draw:page-number="32768"/>
      <draw:page-thumbnail draw:layer="backgroundobjects" svg:width="9.294cm" svg:height="6.97cm" svg:x="11.295cm" svg:y="10.483cm" draw:page-number="32768"/>
      <draw:page-thumbnail draw:layer="backgroundobjects" svg:width="9.294cm" svg:height="6.97cm" svg:x="11.295cm" svg:y="18.531cm" draw:page-number="32768"/>
      <draw:frame presentation:style-name="pr131" draw:text-style-name="P132" draw:layer="backgroundobjects" svg:width="9.369cm" svg:height="1.396cm" svg:x="0cm" svg:y="0cm" presentation:class="header">
        <draw:text-box>
          <text:p text:style-name="P129"><text:span text:style-name="T130"><presentation:header/></text:span></text:p>
        </draw:text-box>
      </draw:frame>
      <draw:frame presentation:style-name="pr131" draw:text-style-name="P134" draw:layer="backgroundobjects" svg:width="9.369cm" svg:height="1.396cm" svg:x="12.22cm" svg:y="0cm" presentation:class="date-time">
        <draw:text-box>
          <text:p text:style-name="P133"><text:span text:style-name="T130"><presentation:date-time/></text:span></text:p>
        </draw:text-box>
      </draw:frame>
      <draw:frame presentation:style-name="pr135" draw:text-style-name="P132" draw:layer="backgroundobjects" svg:width="9.369cm" svg:height="1.396cm" svg:x="0cm" svg:y="26.543cm" presentation:class="footer">
        <draw:text-box>
          <text:p text:style-name="P129"><text:span text:style-name="T130"><presentation:footer/></text:span></text:p>
        </draw:text-box>
      </draw:frame>
      <draw:frame presentation:style-name="pr135" draw:text-style-name="P134" draw:layer="backgroundobjects" svg:width="9.369cm" svg:height="1.396cm" svg:x="12.22cm" svg:y="26.543cm" presentation:class="page-number">
        <draw:text-box>
          <text:p text:style-name="P133"><text:span text:style-name="T130"><text:page-number>Number Field</text:page-number></text:span></text:p>
        </draw:text-box>
      </draw:frame>
    </style:handout-master>
    <style:master-page style:name="Default" style:page-layout-name="PM1" draw:style-name="dp128">
      <draw:custom-shape draw:name="Freeform 6" draw:style-name="gr136" draw:text-style-name="P137" draw:layer="backgroundobjects" svg:width="25.452cm" svg:height="2.892cm" svg:x="-0.026cm" svg:y="-0.02cm">
        <draw:enhanced-geometry svg:viewBox="0 0 5772 656" draw:type="non-primitive" draw:modifiers="0 0 0 0 0 0 0 0" draw:extrusion-first-light-direction="(0 0 0)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gr138" draw:text-style-name="P137" draw:layer="backgroundobjects" svg:width="13.228cm" svg:height="1.772cm" svg:x="12.171cm" svg:y="-0.02cm">
        <draw:enhanced-geometry svg:viewBox="0 0 3000 595" draw:type="non-primitive" draw:modifiers="0 0 0 0 0 0 0 0" draw:extrusion-first-light-direction="(0 0 0)" draw:enhanced-path="M 0 0 C 174 102 1168 533 1668 564 2168 595 2778 279 3000 186 L 3000 6 0 0 Z N"/>
      </draw:custom-shape>
      <draw:g draw:name="Group 1" draw:TableGroup="false">
        <draw:custom-shape draw:name="Freeform 11" draw:style-name="gr139" draw:text-style-name="P137" draw:layer="layout" svg:width="25.452cm" svg:height="1.802cm" draw:transform="rotate (0.0478220215046356) translate (-0.081cm 1.171cm)">
          <draw:enhanced-geometry svg:viewBox="0 0 5772 1055" draw:type="non-primitive" draw:modifiers="0 0 0 0 0 0 0 0" draw:extrusion-first-light-direction="(0 0 0)" draw:enhanced-path="M 0 966 C 282 738 923 275 1608 282 2293 289 3416 1055 4110 1008 4804 961 5426 210 5772 0 N"/>
        </draw:custom-shape>
        <draw:custom-shape draw:name="Freeform 12" draw:style-name="gr140" draw:text-style-name="P137" draw:layer="layout" svg:width="25.487cm" svg:height="1.472cm" draw:transform="rotate (0.0478220215046356) translate (-0.06cm 1.376cm)">
          <draw:enhanced-geometry svg:viewBox="0 0 5766 854" draw:type="non-primitive" draw:modifiers="0 0 0 0 0 0 0 0" draw:extrusion-first-light-direction="(0 0 0)" draw:enhanced-path="M 0 732 C 273 647 951 214 1638 228 2325 242 3434 854 4122 816 4810 778 5424 170 5766 0 N"/>
        </draw:custom-shape>
      </draw:g>
      <draw:frame draw:name="Title 8" presentation:style-name="pr143" draw:text-style-name="P144" draw:layer="backgroundobjects" svg:width="21.809cm" svg:height="5.079cm" svg:x="1.482cm" svg:y="3.81cm" presentation:class="title" presentation:user-transformed="true">
        <draw:text-box>
          <text:p text:style-name="P141"><text:span text:style-name="T142">Click to edit the title text formatClick to edit Master title style</text:span></text:p>
        </draw:text-box>
      </draw:frame>
      <draw:frame draw:name="Date Placeholder 29" presentation:style-name="pr146" draw:text-style-name="P147" draw:layer="backgroundobjects" svg:width="5.926cm" svg:height="1.013cm" svg:x="1.27cm" svg:y="17.657cm" presentation:class="date-time" presentation:user-transformed="true">
        <draw:text-box>
          <text:p text:style-name="P141"><text:span text:style-name="T145"><text:date style:data-style-name="D1" text:date-value="2013-02-22">2/22/13</text:date></text:span></text:p>
        </draw:text-box>
      </draw:frame>
      <draw:frame draw:name="Footer Placeholder 18" presentation:style-name="pr146" draw:text-style-name="P148" draw:layer="backgroundobjects" svg:width="9.312cm" svg:height="1.013cm" svg:x="7.408cm" svg:y="17.657cm" presentation:class="footer" presentation:user-transformed="true">
        <draw:text-box/>
      </draw:frame>
      <draw:frame draw:name="Slide Number Placeholder 26" presentation:style-name="pr146" draw:text-style-name="P149" draw:layer="backgroundobjects" svg:width="2.116cm" svg:height="1.013cm" svg:x="22.013cm" svg:y="17.657cm" presentation:class="page-number" presentation:user-transformed="true">
        <draw:text-box>
          <text:p text:style-name="P141"><text:span text:style-name="T145"><text:page-number>Number Field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150" draw:text-style-name="P132" draw:layer="backgroundobjects" svg:width="9.369cm" svg:height="1.396cm" svg:x="0cm" svg:y="0cm" presentation:class="header">
          <draw:text-box>
            <text:p text:style-name="P129"><text:span text:style-name="T130"><presentation:header/></text:span></text:p>
          </draw:text-box>
        </draw:frame>
        <draw:frame presentation:style-name="pr150" draw:text-style-name="P134" draw:layer="backgroundobjects" svg:width="9.369cm" svg:height="1.396cm" svg:x="12.22cm" svg:y="0cm" presentation:class="date-time">
          <draw:text-box>
            <text:p text:style-name="P133"><text:span text:style-name="T130"><presentation:date-time/></text:span></text:p>
          </draw:text-box>
        </draw:frame>
        <draw:frame presentation:style-name="pr151" draw:text-style-name="P132" draw:layer="backgroundobjects" svg:width="9.369cm" svg:height="1.396cm" svg:x="0cm" svg:y="26.543cm" presentation:class="footer">
          <draw:text-box>
            <text:p text:style-name="P129"><text:span text:style-name="T130"><presentation:footer/></text:span></text:p>
          </draw:text-box>
        </draw:frame>
        <draw:frame presentation:style-name="pr151" draw:text-style-name="P134" draw:layer="backgroundobjects" svg:width="9.369cm" svg:height="1.396cm" svg:x="12.22cm" svg:y="26.543cm" presentation:class="page-number">
          <draw:text-box>
            <text:p text:style-name="P133"><text:span text:style-name="T130"><text:page-number>Number Field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!--645(Build:8693)-->
    <meta:creation-date>2013-02-22T07:13:18</meta:creation-date>
    <dc:creator>587481</dc:creator>
    <dc:date>2013-02-22T07:20:02</dc:date>
    <dc:language>en-US</dc:language>
    <meta:editing-cycles>4</meta:editing-cycles>
    <meta:editing-duration>PT6M44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